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2A28BFCF5E.png" manifest:media-type="image/png"/>
  <manifest:file-entry manifest:full-path="Pictures/100000010000014300000137AD74669C.png" manifest:media-type="image/png"/>
  <manifest:file-entry manifest:full-path="Pictures/1000000100000377000000D7A88F89A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99cm" fo:min-width="14.42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368cm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769cm" fo:min-width="8.82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91cm" fo:min-width="8.073cm" loext:decorative="false"/>
    </style:style>
    <style:style style:name="gr6" style:family="graphic" style:parent-style-name="standard">
      <style:graphic-properties draw:fill="solid" draw:fill-color="#158466" draw:textarea-horizontal-align="justify" draw:textarea-vertical-align="middle" draw:auto-grow-height="false" fo:min-height="1.387cm" fo:min-width="4.283cm" loext:decorative="false"/>
      <style:paragraph-properties style:writing-mode="lr-tb"/>
    </style:style>
    <style:style style:name="gr7" style:family="graphic" style:parent-style-name="standard">
      <style:graphic-properties draw:fill="solid" draw:fill-color="#158466" draw:textarea-horizontal-align="justify" draw:textarea-vertical-align="middle" draw:auto-grow-height="false" fo:min-height="1.388cm" fo:min-width="4.283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9" style:family="graphic" style:parent-style-name="standard">
      <style:graphic-properties draw:fill="solid" draw:fill-color="#158466" draw:textarea-horizontal-align="justify" draw:textarea-vertical-align="middle" draw:auto-grow-height="false" fo:min-height="4.598cm" fo:min-width="4.283cm" loext:decorative="false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607cm" loext:decorative="false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2.993cm" loext:decorative="false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158466"/>
      <style:paragraph-properties fo:text-align="center"/>
    </style:style>
    <style:style style:name="P5" style:family="paragraph">
      <style:paragraph-properties fo:text-align="center"/>
      <style:text-properties fo:font-size="16pt"/>
    </style:style>
    <style:style style:name="P6" style:family="paragraph">
      <loext:graphic-properties draw:fill="solid" draw:fill-color="#158466"/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2cm" svg:height="15.24cm" svg:x="4.175cm" svg:y="5.12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913cm" svg:height="0.962cm" svg:x="4.175cm" svg:y="5.33cm">
          <draw:text-box>
            <text:p>PEP</text:p>
          </draw:text-box>
        </draw:frame>
        <draw:custom-shape draw:style-name="gr3" draw:text-style-name="P3" draw:layer="layout" svg:width="9.325cm" svg:height="1.019cm" svg:x="6.088cm" svg:y="5.375cm">
          <text:p text:style-name="P1">Web Interfac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8.999cm" svg:height="4.604cm" svg:x="1cm" svg:y="0.682cm">
          <draw:image xlink:href="Pictures/1000000100000377000000D7A88F89A8.png" xlink:type="simple" xlink:show="embed" xlink:actuate="onLoad" draw:mime-type="image/png">
            <text:p/>
          </draw:image>
        </draw:frame>
        <draw:custom-shape draw:style-name="gr5" draw:text-style-name="P3" draw:layer="layout" svg:width="8.573cm" svg:height="10.16cm" svg:x="4.492cm" svg:y="7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82cm" svg:height="2.037cm" svg:x="7.977cm" svg:y="8.121cm">
          <text:p text:style-name="P1"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7" draw:text-style-name="P6" draw:layer="layout" svg:width="4.782cm" svg:height="2.038cm" svg:x="7.561cm" svg:y="8.536cm">
          <text:p text:style-name="P5">LifeCycle<text:line-break/>(DossierGroup)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8.545cm" svg:height="8.228cm" svg:x="20.395cm" svg:y="5.445cm">
          <draw:image xlink:href="Pictures/100000010000014300000137AD74669C.png" xlink:type="simple" xlink:show="embed" xlink:actuate="onLoad" draw:mime-type="image/png">
            <text:p/>
          </draw:image>
        </draw:frame>
        <draw:line draw:style-name="gr8" draw:text-style-name="P7" draw:layer="layout" svg:x1="12.43cm" svg:y1="8.937cm" svg:x2="22.272cm" svg:y2="7.985cm">
          <text:p text:style-name="P1">Initial Query<text:line-break/>Response + Duties</text:p>
        </draw:line>
        <draw:custom-shape draw:style-name="gr9" draw:text-style-name="P6" draw:layer="layout" svg:width="4.782cm" svg:height="6.032cm" svg:x="7.648cm" svg:y="11.795cm">
          <text:p text:style-name="P5">Duties Dossier<text:line-break/>(Dossier)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line draw:style-name="gr10" draw:text-style-name="P7" draw:layer="layout" svg:x1="9.89cm" svg:y1="10.525cm" svg:x2="9.89cm" svg:y2="11.795cm">
          <text:p text:style-name="P1">Create</text:p>
          <text:p text:style-name="P1"/>
        </draw:line>
        <draw:frame draw:style-name="gr11" draw:text-style-name="P9" draw:layer="layout" svg:width="2.857cm" svg:height="2.857cm" svg:x="4.81cm" svg:y="11.795cm">
          <draw:text-box>
            <text:p text:style-name="P8">Duty<text:line-break/>Registry</text:p>
          </draw:text-box>
        </draw:frame>
        <draw:line draw:style-name="gr12" draw:text-style-name="P1" draw:layer="layout" svg:x1="12.43cm" svg:y1="13.7cm" svg:x2="22.272cm" svg:y2="8.62cm">
          <text:p text:style-name="P1">Synchronise Duties<text:line-break/></text:p>
        </draw:line>
        <draw:line draw:style-name="gr13" draw:text-style-name="P7" draw:layer="layout" svg:x1="10.525cm" svg:y1="6.397cm" svg:x2="10.525cm" svg:y2="8.302cm">
          <text:p/>
        </draw:line>
        <draw:custom-shape draw:style-name="gr14" draw:text-style-name="P3" draw:layer="layout" svg:width="3.81cm" svg:height="1.905cm" svg:x="15.167cm" svg:y="13.983cm">
          <text:p text:style-name="P1">Plugin Manager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493cm" svg:height="1.905cm" svg:x="14.97cm" svg:y="16.875cm">
          <text:p text:style-name="P1">Monito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2.43cm" svg:y1="14.652cm" svg:x2="14.652cm" svg:y2="14.652cm">
          <text:p text:style-name="P1">Start Duty<text:line-break/>Duty Events</text:p>
        </draw:line>
        <draw:line draw:style-name="gr16" draw:text-style-name="P7" draw:layer="layout" svg:x1="21.637cm" svg:y1="3.222cm" svg:x2="15.287cm" svg:y2="6.08cm">
          <text:p text:style-name="P1">Duty Input</text:p>
        </draw:line>
        <draw:line draw:style-name="gr16" draw:text-style-name="P7" draw:layer="layout" svg:x1="12.747cm" svg:y1="6.397cm" svg:x2="15.287cm" svg:y2="14.017cm">
          <text:p text:style-name="P1">Duty Input</text:p>
        </draw:line>
        <draw:line draw:style-name="gr16" draw:text-style-name="P7" draw:layer="layout" svg:x1="14.97cm" svg:y1="18.145cm" svg:x2="12.112cm" svg:y2="16.557cm">
          <text:p text:style-name="P1">Monitor</text:p>
        </draw:line>
        <draw:frame draw:style-name="gr4" draw:text-style-name="P1" draw:layer="layout" svg:width="12.699cm" svg:height="7.884cm" svg:x="19.732cm" svg:y="14.652cm">
          <draw:image xlink:href="Pictures/10000001000001E00000012A28BFCF5E.png" xlink:type="simple" xlink:show="embed" xlink:actuate="onLoad" draw:mime-type="image/png">
            <text:p/>
          </draw:image>
        </draw:frame>
        <draw:line draw:style-name="gr13" draw:text-style-name="P7" draw:layer="layout" svg:x1="14.652cm" svg:y1="6.08cm" svg:x2="22.59cm" svg:y2="15.92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10:15:12.547326127</meta:creation-date>
    <dc:date>2025-09-18T10:42:27.942278519</dc:date>
    <meta:editing-duration>PT3M55S</meta:editing-duration>
    <meta:editing-cycles>1</meta:editing-cycles>
    <meta:document-statistic meta:object-count="22"/>
    <meta:generator>LibreOffice/25.2.5.2$Linux_X86_64 LibreOffice_project/fb4792146257752f54eab576deb869869b108571</meta:generator>
  </office:meta>
</office:document-meta>
</file>